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5.23mm"/>
    </style:style>
    <style:style style:name="co2" style:family="table-column">
      <style:table-column-properties fo:break-before="auto" style:column-width="251.8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WAS-LX1A_SW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Huawei AppAdvisor</text:p>
          </table:table-cell>
          <table:table-cell office:value-type="string" calcext:value-type="string">
            <text:p>package:/cust/hw/eu/app/HiFolder/HiFolder.apk=com.huawei.hif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Mobile Services</text:p>
          </table:table-cell>
          <table:table-cell office:value-type="string" calcext:value-type="string">
            <text:p>package:/cust/hw/eu/app/HMS/HMS.apk=com.huawei.hw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File Manager</text:p>
          </table:table-cell>
          <table:table-cell office:value-type="string" calcext:value-type="string">
            <text:p>package:/cust/hw/eu/app/HwCloudDrive_EU/HwCloudDrive_EU.apk=com.huawei.hidis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HiCare</text:p>
          </table:table-cell>
          <table:table-cell office:value-type="string" calcext:value-type="string">
            <text:p>package:/cust/hw/eu/app/HwPhoneService/HwPhoneService.apk=com.huawei.phoneservi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cust/hw/eu/app/HwPushService/HwPushService.apk=com.huawei.android.pushag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Device authentication service</text:p>
          </table:table-cell>
          <table:table-cell office:value-type="string" calcext:value-type="string">
            <text:p>package:/cust/hw/eu/app/HwTrustCircle/HwTrustCircle.apk=com.huawei.trust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Provisioning message</text:p>
          </table:table-cell>
          <table:table-cell office:value-type="string" calcext:value-type="string">
            <text:p>package:/cust/hw/eu/app/OMACP/OMACP.apk=com.huawei.omac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PredefinedEapSim</text:p>
          </table:table-cell>
          <table:table-cell office:value-type="string" calcext:value-type="string">
            <text:p>package:/cust/hw/eu/app/PredefinedEapSim/PredefinedEapSim.apk=com.huawei.wifieapsimplm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Game Suite</text:p>
          </table:table-cell>
          <table:table-cell office:value-type="string" calcext:value-type="string">
            <text:p>package:/data/hw_init/product/app/HwGameAssistant/HwGameAssistant.apk=com.huawei.gameassist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Health</text:p>
          </table:table-cell>
          <table:table-cell office:value-type="string" calcext:value-type="string">
            <text:p>package:/data/hw_init/version/region_comm/oversea/app/HwHealthPlatform_OVE/HwHealthPlatform_OVE.apk=com.huawei.heal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HiVoice</text:p>
          </table:table-cell>
          <table:table-cell office:value-type="string" calcext:value-type="string">
            <text:p>package:/data/hw_init/version/region_comm/oversea/app/HwVAssistant/HwVAssistant.apk=com.huawei.vassist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Video Editor</text:p>
          </table:table-cell>
          <table:table-cell office:value-type="string" calcext:value-type="string">
            <text:p>package:/data/hw_init/version/region_comm/oversea/app/HwVideoEditor/HwVideoEditor.apk=com.huawei.videoed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ebook App Manager</text:p>
          </table:table-cell>
          <table:table-cell office:value-type="string" calcext:value-type="string">
            <text:p>package:/data/hw_init/version/special_cust/WAS-L01A/hw/eu/app/Appmanager/Appmanager.apk=com.facebook.appmana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meloft AsphaltNitro</text:p>
          </table:table-cell>
          <table:table-cell office:value-type="string" calcext:value-type="string">
            <text:p>package:/data/hw_init/version/special_cust/WAS-L01A/hw/eu/app/AsphaltNitro/AsphaltNitro.apk=com.gameloft.android.GloftANP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Information</text:p>
          </table:table-cell>
          <table:table-cell office:value-type="string" calcext:value-type="string">
            <text:p>package:/data/hw_init/version/special_cust/WAS-L01A/hw/eu/app/AutoInStallAPKFromMcc/AutoInStallAPKFromMcc.apk=com.huawei.autoinstallapkfromm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meloft DisneyMagicKingdom</text:p>
          </table:table-cell>
          <table:table-cell office:value-type="string" calcext:value-type="string">
            <text:p>package:/data/hw_init/version/special_cust/WAS-L01A/hw/eu/app/DisneyMagicKingdom/DisneyMagicKingdom.apk=com.gameloft.android.GloftDMK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Docs</text:p>
          </table:table-cell>
          <table:table-cell office:value-type="string" calcext:value-type="string">
            <text:p>package:/data/hw_init/version/special_cust/WAS-L01A/hw/eu/app/EditorsDocs/EditorsDocs.apk=com.google.android.apps.docs.editors.do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Sheets</text:p>
          </table:table-cell>
          <table:table-cell office:value-type="string" calcext:value-type="string">
            <text:p>package:/data/hw_init/version/special_cust/WAS-L01A/hw/eu/app/EditorsSheets/EditorsSheets.apk=com.google.android.apps.docs.editors.she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Slides</text:p>
          </table:table-cell>
          <table:table-cell office:value-type="string" calcext:value-type="string">
            <text:p>package:/data/hw_init/version/special_cust/WAS-L01A/hw/eu/app/EditorsSlides/EditorsSlides.apk=com.google.android.apps.docs.editors.slid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ebook Services</text:p>
          </table:table-cell>
          <table:table-cell office:value-type="string" calcext:value-type="string">
            <text:p>package:/data/hw_init/version/special_cust/WAS-L01A/hw/eu/app/Facebook_Services/Facebook_Services.apk=com.facebook.servi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package:/data/hw_init/version/special_cust/WAS-L01A/hw/eu/app/Facebook_Stub/Facebook_Stub.apk=com.facebook.kat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AppGallery</text:p>
          </table:table-cell>
          <table:table-cell office:value-type="string" calcext:value-type="string">
            <text:p>package:/data/hw_init/version/special_cust/WAS-L01A/hw/eu/app/HiSpace/HiSpace.apk=com.huawei.appmark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P Print Service Plugin</text:p>
          </table:table-cell>
          <table:table-cell office:value-type="string" calcext:value-type="string">
            <text:p>package:/data/hw_init/version/special_cust/WAS-L01A/hw/eu/app/HPLegacyPlugin/HPLegacyPlugin.apk=com.hp.android.printserv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HwUE</text:p>
          </table:table-cell>
          <table:table-cell office:value-type="string" calcext:value-type="string">
            <text:p>package:/data/hw_init/version/special_cust/WAS-L01A/hw/eu/app/HwUserExperience/HwUserExperience.apk=com.huawei.b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agram</text:p>
          </table:table-cell>
          <table:table-cell office:value-type="string" calcext:value-type="string">
            <text:p>package:/data/hw_init/version/special_cust/WAS-L01A/hw/eu/app/Instagram_Stub/Instagram_Stub.apk=com.instagram.andro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ebook App Installer</text:p>
          </table:table-cell>
          <table:table-cell office:value-type="string" calcext:value-type="string">
            <text:p>package:/data/hw_init/version/special_cust/WAS-L01A/hw/eu/app/Installer/Installer.apk=com.facebook.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meloft PGA_ScratchCard</text:p>
          </table:table-cell>
          <table:table-cell office:value-type="string" calcext:value-type="string">
            <text:p>package:/data/hw_init/version/special_cust/WAS-L01A/hw/eu/app/PGA_ScratchCard/PGA_ScratchCard.apk=com.gameloft.android.GloftSC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meloft SpiderManUltimatePower</text:p>
          </table:table-cell>
          <table:table-cell office:value-type="string" calcext:value-type="string">
            <text:p>package:/data/hw_init/version/special_cust/WAS-L01A/hw/eu/app/SpiderManUltimatePower/SpiderManUltimatePower.apk=com.gameloft.android.GloftSMI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package:/data/hw_init/version/special_cust/WAS-L01A/hw/eu/app/Twitter/Twitter.apk=com.twitter.andro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FIDO UAF ASM</text:p>
          </table:table-cell>
          <table:table-cell office:value-type="string" calcext:value-type="string">
            <text:p>package:/product/app/HwFidoAsm/HwFidoAsm.apk=com.huawei.hwa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FIDO UAF Client</text:p>
          </table:table-cell>
          <table:table-cell office:value-type="string" calcext:value-type="string">
            <text:p>package:/product/app/HwFidoClient/HwFidoClient.apk=com.huawei.fido.uafcli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FM Radio</text:p>
          </table:table-cell>
          <table:table-cell office:value-type="string" calcext:value-type="string">
            <text:p>package:/product/app/HwFMRadio/HwFMRadio.apk=com.huawei.android.FMRadi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product/app/HwSmartShot/HwSmartShot.apk=com.qeexo.smartsho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product/overlay/frameworkResOverlay.apk=com.android.frameworkres.over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uetooth</text:p>
          </table:table-cell>
          <table:table-cell office:value-type="string" calcext:value-type="string">
            <text:p>package:/system/app/Bluetooth/Bluetooth.apk=com.android.bluetoo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uetooth MIDI Service</text:p>
          </table:table-cell>
          <table:table-cell office:value-type="string" calcext:value-type="string">
            <text:p>package:/system/app/BluetoothMidiService/BluetoothMidiService.apk=com.android.bluetoothmidiserv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kmark Provider</text:p>
          </table:table-cell>
          <table:table-cell office:value-type="string" calcext:value-type="string">
            <text:p>package:/system/app/BookmarkProvider/BookmarkProvider.apk=com.android.bookmarkprovi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ault Print Service</text:p>
          </table:table-cell>
          <table:table-cell office:value-type="string" calcext:value-type="string">
            <text:p>package:/system/app/BuiltInPrintService/BuiltInPrintService.apk=com.android.bi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tivePortalLogin</text:p>
          </table:table-cell>
          <table:table-cell office:value-type="string" calcext:value-type="string">
            <text:p>package:/system/app/CaptivePortalLogin/CaptivePortalLogin.apk=com.android.captiveportallo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rtificate Installer</text:p>
          </table:table-cell>
          <table:table-cell office:value-type="string" calcext:value-type="string">
            <text:p>package:/system/app/CertInstaller/CertInstaller.apk=com.android.certinstal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Chrome</text:p>
          </table:table-cell>
          <table:table-cell office:value-type="string" calcext:value-type="string">
            <text:p>package:/system/app/Chrome/Chrome.apk=com.android.chro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app/ChromeHomePage/ChromeHomePage.apk=com.android.partnerbrowsercustomizations.tmob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nion Device Manager</text:p>
          </table:table-cell>
          <table:table-cell office:value-type="string" calcext:value-type="string">
            <text:p>package:/system/app/CompanionDeviceManager/CompanionDeviceManager.apk=com.android.companiondevicemanag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app/CtsShimPrebuilt/CtsShimPrebuilt.apk=com.android.cts.ctssh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loads</text:p>
          </table:table-cell>
          <table:table-cell office:value-type="string" calcext:value-type="string">
            <text:p>package:/system/app/DownloadProviderUi/DownloadProviderUi.apk=com.android.providers.downloads.u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Drive</text:p>
          </table:table-cell>
          <table:table-cell office:value-type="string" calcext:value-type="string">
            <text:p>package:/system/app/Drive/Drive.apk=com.google.android.apps.do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Duo</text:p>
          </table:table-cell>
          <table:table-cell office:value-type="string" calcext:value-type="string">
            <text:p>package:/system/app/Duo/Duo.apk=com.google.android.apps.tachy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roid Easter Egg</text:p>
          </table:table-cell>
          <table:table-cell office:value-type="string" calcext:value-type="string">
            <text:p>package:/system/app/EasterEgg/EasterEgg.apk=com.android.eg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package:/system/app/Gmail2/Gmail2.apk=com.google.android.g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app/gnss_supl20service_hisi/gnss_supl20service_hisi.apk=com.android.sup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Calendar Sync</text:p>
          </table:table-cell>
          <table:table-cell office:value-type="string" calcext:value-type="string">
            <text:p>package:/system/app/GoogleCalendarSyncAdapter/GoogleCalendarSyncAdapter.apk=com.google.android.syncadapters.calend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Contacts Sync</text:p>
          </table:table-cell>
          <table:table-cell office:value-type="string" calcext:value-type="string">
            <text:p>package:/system/app/GoogleContactsSyncAdapter/GoogleContactsSyncAdapter.apk=com.google.android.syncadapters.conta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roid Shared Library</text:p>
          </table:table-cell>
          <table:table-cell office:value-type="string" calcext:value-type="string">
            <text:p>package:/system/app/GoogleExtShared/GoogleExtShared.apk=com.google.android.ext.shar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t Service Recommendation Service</text:p>
          </table:table-cell>
          <table:table-cell office:value-type="string" calcext:value-type="string">
            <text:p>package:/system/app/GooglePrintRecommendationService/GooglePrintRecommendationService.apk=com.google.android.printservice.recommend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Text-to-speech</text:p>
          </table:table-cell>
          <table:table-cell office:value-type="string" calcext:value-type="string">
            <text:p>package:/system/app/GoogleTTS/GoogleTTS.apk=com.google.android.t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app/HiView/HiView.apk=com.huawei.hivie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app/HiViewTunnel/HiViewTunnel.apk=com.huawei.hiviewtunn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 Viewer</text:p>
          </table:table-cell>
          <table:table-cell office:value-type="string" calcext:value-type="string">
            <text:p>package:/system/app/HTMLViewer/HTMLViewer.apk=com.android.htmlview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app/HuaweiShare/HuaweiShare.apk=com.huawei.android.instantsha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app/HwAps/HwAps.apk=com.huawei.android.hwap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app/HwBluetoothImport/HwBluetoothImport.apk=com.huawei.bluetoo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ck</text:p>
          </table:table-cell>
          <table:table-cell office:value-type="string" calcext:value-type="string">
            <text:p>package:/system/app/HwDeskClock/HwDeskClock.apk=com.android.deskclo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Smart diagnosis</text:p>
          </table:table-cell>
          <table:table-cell office:value-type="string" calcext:value-type="string">
            <text:p>package:/system/app/HwDetectRepair/HwDetectRepair.apk=com.huawei.hwdetectrepai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app/HwFloatTasks/HwFloatTasks.apk=com.huawei.android.FloatTask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app/HwIAware/HwIAware.apk=com.huawei.iawa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app/HwIms/HwIms.apk=com.huawei.im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app/HwInstantOnline/HwInstantOnline.apk=com.huawei.android.instant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Home</text:p>
          </table:table-cell>
          <table:table-cell office:value-type="string" calcext:value-type="string">
            <text:p>package:/system/app/HwLauncher6/HwLauncher6.apk=com.huawei.android.laun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magazine unlock</text:p>
          </table:table-cell>
          <table:table-cell office:value-type="string" calcext:value-type="string">
            <text:p>package:/system/app/HwMagazine/HwMagazine.apk=com.android.keygu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app/HwMMITest/HwMMITest.apk=com.huawei.mmite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app/HwNearby/HwNearby.apk=com.huawei.near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System Update</text:p>
          </table:table-cell>
          <table:table-cell office:value-type="string" calcext:value-type="string">
            <text:p>package:/system/app/HwOUC/HwOUC.apk=com.huawei.android.hwou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app/HwPowerGenieEngine3/HwPowerGenieEngine3.apk=com.huawei.powergeni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app/HwProjectMenu/HwProjectMenu.apk=com.huawei.android.projectmen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app/HwRcsService/HwRcsService.apk=com.huawei.rcsserviceappli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roid HwResolver</text:p>
          </table:table-cell>
          <table:table-cell office:value-type="string" calcext:value-type="string">
            <text:p>package:/system/app/HwResolver/HwResolver.apk=com.huawei.android.internal.ap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wSmartSuggestion</text:p>
          </table:table-cell>
          <table:table-cell office:value-type="string" calcext:value-type="string">
            <text:p>package:/system/app/HwSmartSuggestion/HwSmartSuggestion.apk=com.huawei.ti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Sound Recorder</text:p>
          </table:table-cell>
          <table:table-cell office:value-type="string" calcext:value-type="string">
            <text:p>package:/system/app/HwSoundRecorder/HwSoundRecorder.apk=com.android.soundrecord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app/HwSynergy/HwSynergy.apk=com.huawei.syn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Themes</text:p>
          </table:table-cell>
          <table:table-cell office:value-type="string" calcext:value-type="string">
            <text:p>package:/system/app/HwThemeManager/HwThemeManager.apk=com.huawei.android.thememanag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app/HwTrustAgent/HwTrustAgent.apk=com.huawei.trustag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app/HwWiFiDirect/HwWiFiDirect.apk=com.huawei.android.wfdf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app/HwWifiproBqeService/HwWifiproBqeService.apk=com.huawei.wifiprobqeservi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app/iConnect/iConnect.apk=com.huawei.iconn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 Chain</text:p>
          </table:table-cell>
          <table:table-cell office:value-type="string" calcext:value-type="string">
            <text:p>package:/system/app/KeyChain/KeyChain.apk=com.android.keych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ve Wallpaper Picker</text:p>
          </table:table-cell>
          <table:table-cell office:value-type="string" calcext:value-type="string">
            <text:p>package:/system/app/LiveWallpapersPicker/LiveWallpapersPicker.apk=com.android.wallpaper.livepick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app/Mapcon/Mapcon.apk=com.hisi.mapc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Maps</text:p>
          </table:table-cell>
          <table:table-cell office:value-type="string" calcext:value-type="string">
            <text:p>package:/system/app/Maps/Maps.apk=com.google.android.apps.map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app/MirrorShare/MirrorShare.apk=com.huawei.android.mirrorsh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Play Music</text:p>
          </table:table-cell>
          <table:table-cell office:value-type="string" calcext:value-type="string">
            <text:p>package:/system/app/Music2/Music2.apk=com.google.android.mus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FC Service</text:p>
          </table:table-cell>
          <table:table-cell office:value-type="string" calcext:value-type="string">
            <text:p>package:/system/app/NfcNci_45/NfcNci_45.apk=com.android.nf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cProcessor</text:p>
          </table:table-cell>
          <table:table-cell office:value-type="string" calcext:value-type="string">
            <text:p>package:/system/app/PacProcessor/PacProcessor.apk=com.android.pacprocess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app/PartnerBookmarksProvider/PartnerBookmarksProvider.apk=com.android.providers.partnerbookmar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Photos</text:p>
          </table:table-cell>
          <table:table-cell office:value-type="string" calcext:value-type="string">
            <text:p>package:/system/app/Photos/Photos.apk=com.google.android.apps.ph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to Screensavers</text:p>
          </table:table-cell>
          <table:table-cell office:value-type="string" calcext:value-type="string">
            <text:p>package:/system/app/PhotoTable/PhotoTable.apk=com.android.dreams.photot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t Spooler</text:p>
          </table:table-cell>
          <table:table-cell office:value-type="string" calcext:value-type="string">
            <text:p>package:/system/app/PrintSpooler/PrintSpooler.apk=com.android.printspoo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rtcard Service</text:p>
          </table:table-cell>
          <table:table-cell office:value-type="string" calcext:value-type="string">
            <text:p>package:/system/app/SmartcardService/SmartcardService.apk=org.simalliance.openmobileapi.serv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 Toolkit</text:p>
          </table:table-cell>
          <table:table-cell office:value-type="string" calcext:value-type="string">
            <text:p>package:/system/app/Stk/Stk.apk=com.android.st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iftKey Keyboard</text:p>
          </table:table-cell>
          <table:table-cell office:value-type="string" calcext:value-type="string">
            <text:p>package:/system/app/SwiftKey/SwiftKey.apk=com.touchtype.swift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iftKey factory settings</text:p>
          </table:table-cell>
          <table:table-cell office:value-type="string" calcext:value-type="string">
            <text:p>package:/system/app/SwiftKeyFactorySettings/SwiftKeyFactorySettings.apk=com.swiftkey.swiftkeyconfigur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roid Accessibility Suite</text:p>
          </table:table-cell>
          <table:table-cell office:value-type="string" calcext:value-type="string">
            <text:p>package:/system/app/talkback/talkback.apk=com.google.android.marvin.talkba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 Dictionary</text:p>
          </table:table-cell>
          <table:table-cell office:value-type="string" calcext:value-type="string">
            <text:p>package:/system/app/UserDictionaryProvider/UserDictionaryProvider.apk=com.android.providers.userdiction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Play Movies</text:p>
          </table:table-cell>
          <table:table-cell office:value-type="string" calcext:value-type="string">
            <text:p>package:/system/app/Videos/Videos.apk=com.google.android.vide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app/WatchSync/WatchSync.apk=com.huawei.watch.syn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roid System WebView</text:p>
          </table:table-cell>
          <table:table-cell office:value-type="string" calcext:value-type="string">
            <text:p>package:/system/app/WebViewGoogle/WebViewGoogle.apk=com.google.android.webvi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package:/system/app/YouTube/YouTube.apk=com.google.android.youtub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ic Daydreams</text:p>
          </table:table-cell>
          <table:table-cell office:value-type="string" calcext:value-type="string">
            <text:p>package:/system/delapp/BasicDreams/BasicDreams.apk=com.android.dreams.bas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Backup</text:p>
          </table:table-cell>
          <table:table-cell office:value-type="string" calcext:value-type="string">
            <text:p>package:/system/delapp/HwBackup_Local/HwBackup_Local.apk=com.huawei.KoBack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delapp/HwCompass/HwCompass.apk=com.huawei.compa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delapp/HwEmuiManual/HwEmuiManual.apk=com.huawei.android.tip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delapp/HwMirror/HwMirror.apk=com.android.hwmirr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Phone Clone</text:p>
          </table:table-cell>
          <table:table-cell office:value-type="string" calcext:value-type="string">
            <text:p>package:/system/delapp/PhoneClone_OVE/PhoneClone_OVE.apk=com.hicloud.android.cl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delapp/WallpaperBackup/WallpaperBackup.apk=com.android.wallpaperback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emui/base/overlay/frameworkhwextdark/frameworkhwextdark.apk=com.android.frameworkhwext.dar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emui/base/overlay/frameworkhwexthonor/frameworkhwexthonor.apk=com.android.frameworkhwext.hon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roid System</text:p>
          </table:table-cell>
          <table:table-cell office:value-type="string" calcext:value-type="string">
            <text:p>package:/system/framework/framework-res.apk=andro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framework/framework-res-hwext.apk=androidhwex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priv-app/BackupRestoreConfirmation/BackupRestoreConfirmation.apk=com.android.backupconfi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ed Numbers Storage</text:p>
          </table:table-cell>
          <table:table-cell office:value-type="string" calcext:value-type="string">
            <text:p>package:/system/priv-app/BlockedNumberProvider/BlockedNumberProvider.apk=com.android.providers.blocked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endar</text:p>
          </table:table-cell>
          <table:table-cell office:value-type="string" calcext:value-type="string">
            <text:p>package:/system/priv-app/Calendar/Calendar.apk=com.android.calend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endar Storage</text:p>
          </table:table-cell>
          <table:table-cell office:value-type="string" calcext:value-type="string">
            <text:p>package:/system/priv-app/CalendarProvider/CalendarProvider.apk=com.android.providers.calend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l Log Backup/Restore</text:p>
          </table:table-cell>
          <table:table-cell office:value-type="string" calcext:value-type="string">
            <text:p>package:/system/priv-app/CallLogBackup/CallLogBackup.apk=com.android.calllogback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priv-app/CarrierConfig/CarrierConfig.apk=com.android.carrierconf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rgency alerts</text:p>
          </table:table-cell>
          <table:table-cell office:value-type="string" calcext:value-type="string">
            <text:p>package:/system/priv-app/CellBroadcastReceiver/CellBroadcastReceiver.apk=com.android.cellbroadcastrecei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gUpdater</text:p>
          </table:table-cell>
          <table:table-cell office:value-type="string" calcext:value-type="string">
            <text:p>package:/system/priv-app/ConfigUpdater/ConfigUpdater.apk=com.google.android.configupda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s</text:p>
          </table:table-cell>
          <table:table-cell office:value-type="string" calcext:value-type="string">
            <text:p>package:/system/priv-app/Contacts/Contacts.apk=com.android.conta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s Storage</text:p>
          </table:table-cell>
          <table:table-cell office:value-type="string" calcext:value-type="string">
            <text:p>package:/system/priv-app/ContactsProvider/ContactsProvider.apk=com.android.providers.contac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priv-app/CtsShimPrivPrebuilt/CtsShimPrivPrebuilt.apk=com.android.cts.priv.ctssh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ckage Access Helper</text:p>
          </table:table-cell>
          <table:table-cell office:value-type="string" calcext:value-type="string">
            <text:p>package:/system/priv-app/DefaultContainerService/DefaultContainerService.apk=com.android.defcontai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s</text:p>
          </table:table-cell>
          <table:table-cell office:value-type="string" calcext:value-type="string">
            <text:p>package:/system/priv-app/DocumentsUI/DocumentsUI.apk=com.android.documentsu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load Manager</text:p>
          </table:table-cell>
          <table:table-cell office:value-type="string" calcext:value-type="string">
            <text:p>package:/system/priv-app/DownloadProvider/DownloadProvider.apk=com.android.providers.downlo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package:/system/priv-app/Email/Email.apk=com.android.em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rgency information</text:p>
          </table:table-cell>
          <table:table-cell office:value-type="string" calcext:value-type="string">
            <text:p>package:/system/priv-app/EmergencyInfo/EmergencyInfo.apk=com.android.emergen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package:/system/priv-app/ExactCalculator/ExactCalculator.apk=com.android.calculator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hange Services</text:p>
          </table:table-cell>
          <table:table-cell office:value-type="string" calcext:value-type="string">
            <text:p>package:/system/priv-app/Exchange2/Exchange2.apk=com.android.exchan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rnal Storage</text:p>
          </table:table-cell>
          <table:table-cell office:value-type="string" calcext:value-type="string">
            <text:p>package:/system/priv-app/ExternalStorageProvider/ExternalStorageProvider.apk=com.android.externalsto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ed Location</text:p>
          </table:table-cell>
          <table:table-cell office:value-type="string" calcext:value-type="string">
            <text:p>package:/system/priv-app/FusedLocation/FusedLocation.apk=com.android.location.fus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llery</text:p>
          </table:table-cell>
          <table:table-cell office:value-type="string" calcext:value-type="string">
            <text:p>package:/system/priv-app/Gallery2/Gallery2.apk=com.android.gallery3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Play services</text:p>
          </table:table-cell>
          <table:table-cell office:value-type="string" calcext:value-type="string">
            <text:p>package:/system/priv-app/GmsCore/GmsCore.apk=com.google.android.g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Backup Transport</text:p>
          </table:table-cell>
          <table:table-cell office:value-type="string" calcext:value-type="string">
            <text:p>package:/system/priv-app/GoogleBackupTransport/GoogleBackupTransport.apk=com.google.android.backuptrans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roid Services Library</text:p>
          </table:table-cell>
          <table:table-cell office:value-type="string" calcext:value-type="string">
            <text:p>package:/system/priv-app/GoogleExtServices/GoogleExtServices.apk=com.google.android.ext.servi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et Feedback Agent</text:p>
          </table:table-cell>
          <table:table-cell office:value-type="string" calcext:value-type="string">
            <text:p>package:/system/priv-app/GoogleFeedback/GoogleFeedback.apk=com.google.android.feedba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One Time Init</text:p>
          </table:table-cell>
          <table:table-cell office:value-type="string" calcext:value-type="string">
            <text:p>package:/system/priv-app/GoogleOneTimeInitializer/GoogleOneTimeInitializer.apk=com.google.android.onetimeinitializ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ckage installer</text:p>
          </table:table-cell>
          <table:table-cell office:value-type="string" calcext:value-type="string">
            <text:p>package:/system/priv-app/GooglePackageInstaller/GooglePackageInstaller.apk=com.google.android.packageinstal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Partner Setup</text:p>
          </table:table-cell>
          <table:table-cell office:value-type="string" calcext:value-type="string">
            <text:p>package:/system/priv-app/GooglePartnerSetup/GooglePartnerSetup.apk=com.google.android.partnerset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Services Framework</text:p>
          </table:table-cell>
          <table:table-cell office:value-type="string" calcext:value-type="string">
            <text:p>package:/system/priv-app/GoogleServicesFramework/GoogleServicesFramework.apk=com.google.android.gs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Video</text:p>
          </table:table-cell>
          <table:table-cell office:value-type="string" calcext:value-type="string">
            <text:p>package:/system/priv-app/HiMovie/HiMovie.apk=com.huawei.himovie.overs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Camera</text:p>
          </table:table-cell>
          <table:table-cell office:value-type="string" calcext:value-type="string">
            <text:p>package:/system/priv-app/HwCamera2/HwCamera2.apk=com.huawei.came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priv-app/HwChrService/HwChrService.apk=com.huawei.android.ch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priv-app/HwIntelligentRecSystem/HwIntelligentRecSystem.apk=com.huawei.recsy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Music</text:p>
          </table:table-cell>
          <table:table-cell office:value-type="string" calcext:value-type="string">
            <text:p>package:/system/priv-app/HwMediaCenter/HwMediaCenter.apk=com.android.mediacen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priv-app/HwMotionRecognition/HwMotionRecognition.apk=com.huawei.motionservi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priv-app/HwMultiScreenShot/HwMultiScreenShot.apk=com.huawei.HwMultiScreenSh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Pad</text:p>
          </table:table-cell>
          <table:table-cell office:value-type="string" calcext:value-type="string">
            <text:p>package:/system/priv-app/HwNotePad/HwNotePad.apk=com.example.android.notep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HiVision</text:p>
          </table:table-cell>
          <table:table-cell office:value-type="string" calcext:value-type="string">
            <text:p>package:/system/priv-app/HwScanner/HwScanner.apk=com.huawei.scann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priv-app/HwScreenRecorder/HwScreenRecorder.apk=com.huawei.screenrecor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Services Framework</text:p>
          </table:table-cell>
          <table:table-cell office:value-type="string" calcext:value-type="string">
            <text:p>package:/system/priv-app/HwServiceFramework/HwServiceFramework.apk=com.huawei.android.hs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priv-app/HwStartupGuide/HwStartupGuide.apk=com.huawei.hwstartupgui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priv-app/HwSystemManager/HwSystemManager.apk=com.huawei.systemmana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System Services</text:p>
          </table:table-cell>
          <table:table-cell office:value-type="string" calcext:value-type="string">
            <text:p>package:/system/priv-app/HwSystemServer/HwSystemServer.apk=com.huawei.systemser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Weather</text:p>
          </table:table-cell>
          <table:table-cell office:value-type="string" calcext:value-type="string">
            <text:p>package:/system/priv-app/HwWeatherClock/HwWeatherClock.apk=com.huawei.android.totemweath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priv-app/HwWeatherClockApp/HwWeatherClockApp.apk=com.huawei.android.totemweatherap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priv-app/HwWeatherClockWidget/HwWeatherClockWidget.apk=com.huawei.android.totemweatherwidg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priv-app/HwWidget/HwWidget.apk=huawei.android.widg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package:/system/priv-app/InCallUI/InCallUI.apk=com.android.incallu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Devices</text:p>
          </table:table-cell>
          <table:table-cell office:value-type="string" calcext:value-type="string">
            <text:p>package:/system/priv-app/InputDevices/InputDevices.apk=com.android.inputdevi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 profile setup</text:p>
          </table:table-cell>
          <table:table-cell office:value-type="string" calcext:value-type="string">
            <text:p>package:/system/priv-app/ManagedProvisioning/ManagedProvisioning.apk=com.android.managedprovisio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a Storage</text:p>
          </table:table-cell>
          <table:table-cell office:value-type="string" calcext:value-type="string">
            <text:p>package:/system/priv-app/MediaProvider/MediaProvider.apk=com.android.providers.me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ssaging</text:p>
          </table:table-cell>
          <table:table-cell office:value-type="string" calcext:value-type="string">
            <text:p>package:/system/priv-app/Mms/Mms.apk=com.android.m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msService</text:p>
          </table:table-cell>
          <table:table-cell office:value-type="string" calcext:value-type="string">
            <text:p>package:/system/priv-app/MmsService/MmsService.apk=com.android.mms.serv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TP Host</text:p>
          </table:table-cell>
          <table:table-cell office:value-type="string" calcext:value-type="string">
            <text:p>package:/system/priv-app/MtpDocumentsProvider/MtpDocumentsProvider.apk=com.android.mt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ice Setup</text:p>
          </table:table-cell>
          <table:table-cell office:value-type="string" calcext:value-type="string">
            <text:p>package:/system/priv-app/OobConfig/OobConfig.apk=com.google.android.apps.work.oobconf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Play Store</text:p>
          </table:table-cell>
          <table:table-cell office:value-type="string" calcext:value-type="string">
            <text:p>package:/system/priv-app/Phonesky/Phonesky.apk=com.android.ven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xyHandler</text:p>
          </table:table-cell>
          <table:table-cell office:value-type="string" calcext:value-type="string">
            <text:p>package:/system/priv-app/ProxyHandler/ProxyHandler.apk=com.android.proxyhand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tings</text:p>
          </table:table-cell>
          <table:table-cell office:value-type="string" calcext:value-type="string">
            <text:p>package:/system/priv-app/Settings/Settings.apk=com.android.sett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tings Storage</text:p>
          </table:table-cell>
          <table:table-cell office:value-type="string" calcext:value-type="string">
            <text:p>package:/system/priv-app/SettingsProvider/SettingsProvider.apk=com.android.providers.sett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roid Setup</text:p>
          </table:table-cell>
          <table:table-cell office:value-type="string" calcext:value-type="string">
            <text:p>package:/system/priv-app/SetupWizard/SetupWizard.apk=com.google.android.setupwiz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priv-app/SharedStorageBackup/SharedStorageBackup.apk=com.android.sharedstorageback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package:/system/priv-app/Shell/Shell.apk=com.android.she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t Filter Verification Service</text:p>
          </table:table-cell>
          <table:table-cell office:value-type="string" calcext:value-type="string">
            <text:p>package:/system/priv-app/StatementService/StatementService.apk=com.android.statementserv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 Manager</text:p>
          </table:table-cell>
          <table:table-cell office:value-type="string" calcext:value-type="string">
            <text:p>package:/system/priv-app/StorageManager/StorageManager.apk=com.android.storagemana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 UI</text:p>
          </table:table-cell>
          <table:table-cell office:value-type="string" calcext:value-type="string">
            <text:p>package:/system/priv-app/SystemUI/SystemUI.apk=com.android.systemu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package:/system/priv-app/Tag/Tag.apk=com.android.apps.t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l Management</text:p>
          </table:table-cell>
          <table:table-cell office:value-type="string" calcext:value-type="string">
            <text:p>package:/system/priv-app/Telecom/Telecom.apk=com.android.server.tele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ne and Messaging Storage</text:p>
          </table:table-cell>
          <table:table-cell office:value-type="string" calcext:value-type="string">
            <text:p>package:/system/priv-app/TelephonyProvider/TelephonyProvider.apk=com.android.providers.telepho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ne Services</text:p>
          </table:table-cell>
          <table:table-cell office:value-type="string" calcext:value-type="string">
            <text:p>package:/system/priv-app/TeleService/TeleService.apk=com.android.ph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App</text:p>
          </table:table-cell>
          <table:table-cell office:value-type="string" calcext:value-type="string">
            <text:p>package:/system/priv-app/Velvet/Velvet.apk=com.google.android.googlequicksearchb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pnDialogs</text:p>
          </table:table-cell>
          <table:table-cell office:value-type="string" calcext:value-type="string">
            <text:p>package:/system/priv-app/VpnDialogs/VpnDialogs.apk=com.android.vpndialog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priv-app/WallpaperCropper/WallpaperCropper.apk=com.android.wallpapercropper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19:07:27.579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1T19:17:04.102000000</dc:date>
    <meta:editing-duration>PT2H46M22S</meta:editing-duration>
    <meta:editing-cycles>127</meta:editing-cycles>
    <meta:generator>LibreOffice/6.1.6.3$Windows_X86_64 LibreOffice_project/5896ab1714085361c45cf540f76f60673dd96a72</meta:generator>
    <meta:document-statistic meta:table-count="1" meta:cell-count="327" meta:object-count="0"/>
  </office:meta>
</office:document-meta>
</file>